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1.688cm" fo:min-width="15.756cm"/>
    </style:style>
    <style:style style:name="gr2" style:family="graphic" style:parent-style-name="standard">
      <style:graphic-properties draw:textarea-horizontal-align="justify" draw:textarea-vertical-align="middle" draw:auto-grow-height="false" fo:min-height="1.383cm" fo:min-width="2.03cm"/>
    </style:style>
    <style:style style:name="gr3" style:family="graphic" style:parent-style-name="standard">
      <style:graphic-properties draw:textarea-horizontal-align="justify" draw:textarea-vertical-align="middle" draw:auto-grow-height="false" fo:min-height="1.383cm" fo:min-width="2.336cm"/>
    </style:style>
    <style:style style:name="gr4" style:family="graphic" style:parent-style-name="standard">
      <style:graphic-properties draw:textarea-horizontal-align="justify" draw:textarea-vertical-align="middle" draw:auto-grow-height="false" fo:min-height="1.315cm" fo:min-width="2.107cm"/>
    </style:style>
    <style:style style:name="gr5" style:family="graphic" style:parent-style-name="standard">
      <style:graphic-properties draw:textarea-horizontal-align="justify" draw:textarea-vertical-align="middle" draw:auto-grow-height="false" fo:min-height="1.315cm" fo:min-width="1.8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08cm" fo:min-width="2.194cm"/>
    </style:style>
    <style:style style:name="gr8" style:family="graphic" style:parent-style-name="standard">
      <style:graphic-properties draw:textarea-horizontal-align="justify" draw:textarea-vertical-align="middle" draw:auto-grow-height="false" fo:min-height="0.828cm" fo:min-width="2.194cm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21cm" fo:min-width="1.973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45cm" fo:min-width="1.89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21cm" fo:min-width="2.013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0.667cm" fo:min-width="0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0.768cm" fo:min-width="0.008cm"/>
    </style:style>
    <style:style style:name="gr14" style:family="graphic" style:parent-style-name="standard">
      <style:graphic-properties draw:fill-color="#99ffff" draw:textarea-horizontal-align="justify" draw:textarea-vertical-align="middle" draw:auto-grow-height="false" fo:min-height="1.401cm" fo:min-width="8.771cm"/>
    </style:style>
    <style:style style:name="gr15" style:family="graphic" style:parent-style-name="standard">
      <style:graphic-properties draw:fill-color="#ffff66" draw:textarea-horizontal-align="justify" draw:textarea-vertical-align="middle" draw:auto-grow-height="false" fo:min-height="0.739cm" fo:min-width="1.296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0.658cm" fo:min-width="0.079cm"/>
    </style:style>
    <style:style style:name="gr17" style:family="graphic" style:parent-style-name="standard">
      <style:graphic-properties draw:fill-color="#99ffff" draw:textarea-horizontal-align="justify" draw:textarea-vertical-align="middle" draw:auto-grow-height="false" fo:min-height="1.354cm" fo:min-width="8.554cm"/>
    </style:style>
    <style:style style:name="gr18" style:family="graphic" style:parent-style-name="standard">
      <style:graphic-properties draw:fill-color="#ffff66" draw:textarea-horizontal-align="justify" draw:textarea-vertical-align="middle" draw:auto-grow-height="false" fo:min-height="0.488cm" fo:min-width="1.035cm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 fo:min-height="0.632cm" fo:min-width="0.066cm"/>
    </style:style>
    <style:style style:name="gr20" style:family="graphic" style:parent-style-name="standard">
      <style:graphic-properties draw:fill-color="#999999" draw:textarea-horizontal-align="justify" draw:textarea-vertical-align="middle" draw:auto-grow-height="false" fo:min-height="0.488cm" fo:min-width="1.036cm"/>
    </style:style>
    <style:style style:name="gr21" style:family="graphic" style:parent-style-name="standard">
      <style:graphic-properties draw:textarea-horizontal-align="justify" draw:textarea-vertical-align="middle" draw:auto-grow-height="false" fo:min-height="0.559cm" fo:min-width="0.93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199cm" fo:min-width="0.398cm"/>
    </style:style>
    <style:style style:name="gr23" style:family="graphic" style:parent-style-name="standard">
      <style:graphic-properties draw:textarea-horizontal-align="justify" draw:textarea-vertical-align="middle" draw:auto-grow-height="false" fo:min-height="0.47cm" fo:min-width="0.938cm"/>
    </style:style>
    <style:style style:name="gr24" style:family="graphic" style:parent-style-name="standard">
      <style:graphic-properties draw:fill-color="#cc9900" draw:textarea-horizontal-align="justify" draw:textarea-vertical-align="middle" draw:auto-grow-height="false" fo:min-height="3.179cm" fo:min-width="1.405cm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.559cm" fo:min-width="0.938cm"/>
    </style:style>
    <style:style style:name="gr26" style:family="graphic" style:parent-style-name="standard">
      <style:graphic-properties draw:textarea-horizontal-align="justify" draw:textarea-vertical-align="middle" draw:auto-grow-height="false" fo:min-height="0.559cm" fo:min-width="1.118cm"/>
    </style:style>
    <style:style style:name="gr27" style:family="graphic" style:parent-style-name="standard">
      <style:graphic-properties draw:textarea-horizontal-align="justify" draw:textarea-vertical-align="middle" draw:auto-grow-height="false" fo:min-height="0.47cm" fo:min-width="1.027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-color="#99ffff"/>
      <style:paragraph-properties fo:text-align="center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ffff66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-color="#999999"/>
      <style:paragraph-properties fo:text-align="center"/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-color="#cc9900"/>
      <style:paragraph-properties fo:text-align="center"/>
    </style:style>
    <style:style style:name="P15" style:family="paragraph">
      <loext:graphic-properties draw:fill-color="#ffff00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256cm" svg:height="11.938cm" svg:x="4.048cm" svg:y="12.049cm">
          <text:p text:style-name="P1"/>
          <text:p text:style-name="P1"/>
          <text:p text:style-name="P1"/>
          <text:p text:style-name="P1"/>
          <text:p text:style-name="P1">业务层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76cm" svg:height="2.309cm" svg:x="15.102cm" svg:y="18.503cm">
          <text:p text:style-name="P1">json_par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01cm" svg:height="2.309cm" svg:x="10.442cm" svg:y="21.293cm">
          <text:p text:style-name="P1">libc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685cm" svg:height="2.213cm" svg:x="15.969cm" svg:y="15.424cm">
          <text:p text:style-name="P1">build_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36cm" svg:height="2.213cm" svg:x="6.215cm" svg:y="15.52cm">
          <text:p text:style-name="P1">build_requ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841cm" svg:y1="17.829cm" svg:x2="10.334cm" svg:y2="22.64cm">
          <text:p/>
        </draw:line>
        <draw:line draw:style-name="gr6" draw:text-style-name="P3" draw:layer="layout" svg:x1="13.802cm" svg:y1="21.485cm" svg:x2="15.753cm" svg:y2="20.427cm">
          <text:p/>
        </draw:line>
        <draw:line draw:style-name="gr6" draw:text-style-name="P3" draw:layer="layout" svg:x1="16.944cm" svg:y1="18.503cm" svg:x2="17.919cm" svg:y2="17.541cm">
          <text:p/>
        </draw:line>
        <draw:custom-shape draw:style-name="gr7" draw:text-style-name="P1" draw:layer="layout" svg:width="3.81cm" svg:height="1.778cm" svg:x="5.953cm" svg:y="12.303cm">
          <text:p text:style-name="P1">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1.524cm" svg:x="15.351cm" svg:y="12.303cm">
          <text:p text:style-name="P1">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858cm" svg:y1="14.081cm" svg:x2="7.985cm" svg:y2="15.732cm">
          <text:p/>
        </draw:line>
        <draw:line draw:style-name="gr6" draw:text-style-name="P3" draw:layer="layout" svg:x1="17.891cm" svg:y1="15.351cm" svg:x2="17.129cm" svg:y2="13.7cm">
          <text:p/>
        </draw:line>
        <draw:g>
          <draw:custom-shape draw:style-name="gr9" draw:text-style-name="P5" draw:layer="layout" svg:width="3.497cm" svg:height="2.361cm" svg:x="7.604cm" svg:y="9.121cm">
            <text:p text:style-name="P4"><text:span text:style-name="T1">json(http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3.38cm" svg:height="2.819cm" svg:x="7.777cm" svg:y="5.466cm">
            <text:p text:style-name="P4"><text:span text:style-name="T1">业务层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3.553cm" svg:height="2.361cm" svg:x="7.662cm" svg:y="2.27cm">
            <text:p text:style-name="P4"><text:span text:style-name="T1">展示层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889cm" svg:height="1.143cm" svg:x="8.874cm" svg:y="8.11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" draw:text-style-name="P6" draw:layer="layout" svg:width="1.016cm" svg:height="1.27cm" svg:x="8.874cm" svg:y="4.42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2" draw:style-name="dp1" draw:master-page-name="Default">
        <draw:custom-shape draw:style-name="gr14" draw:text-style-name="P7" draw:layer="layout" svg:width="9.271cm" svg:height="1.651cm" svg:x="7.223cm" svg:y="12.557cm">
          <text:p text:style-name="P1">result list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54cm" svg:height="1.397cm" svg:x="3.794cm" svg:y="11.16cm">
          <text:p text:style-name="P8"><text:span text:style-name="T2">thread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79cm" svg:height="0.908cm" svg:x="7.706cm" svg:y="12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79cm" svg:height="0.908cm" svg:x="8.575cm" svg:y="12.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054cm" svg:height="1.604cm" svg:x="7.44cm" svg:y="5.666cm">
          <text:p text:style-name="P1">query list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169cm" svg:height="1.042cm" svg:x="3.667cm" svg:y="7.832cm">
          <text:p text:style-name="P8"><text:span text:style-name="T2">thread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66cm" svg:height="0.882cm" svg:x="7.817cm" svg:y="6.0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66cm" svg:height="0.882cm" svg:x="8.571cm" svg:y="6.067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345cm" svg:y1="6.548cm" svg:x2="5.553cm" svg:y2="7.992cm">
          <text:p/>
        </draw:line>
        <draw:custom-shape draw:style-name="gr20" draw:text-style-name="P11" draw:layer="layout" svg:width="2.17cm" svg:height="1.042cm" svg:x="3.761cm" svg:y="4.302cm">
          <text:p text:style-name="P8"><text:span text:style-name="T2">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931cm" svg:y1="4.783cm" svg:x2="7.44cm" svg:y2="5.665cm">
          <text:p/>
        </draw:line>
        <draw:custom-shape draw:style-name="gr21" draw:text-style-name="P12" draw:layer="layout" svg:width="2.032cm" svg:height="1.143cm" svg:x="8.366cm" svg:y="8.62cm">
          <text:p text:style-name="P1"><text:span text:style-name="T3">build_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27cm" svg:height="0.635cm" svg:x="6.461cm" svg:y="11.541cm">
          <text:p text:style-name="P1"><text:span text:style-name="T2">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826cm" svg:y1="8.366cm" svg:x2="8.493cm" svg:y2="9.255cm">
          <text:p/>
        </draw:line>
        <draw:line draw:style-name="gr6" draw:text-style-name="P3" draw:layer="layout" svg:x1="10.398cm" svg:y1="9.255cm" svg:x2="11.414cm" svg:y2="9.255cm">
          <text:p/>
        </draw:line>
        <draw:custom-shape draw:style-name="gr23" draw:text-style-name="P1" draw:layer="layout" svg:width="2.032cm" svg:height="1.016cm" svg:x="11.287cm" svg:y="8.747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3.319cm" svg:y1="9.255cm" svg:x2="14.716cm" svg:y2="9.255cm">
          <text:p/>
        </draw:line>
        <draw:custom-shape draw:style-name="gr24" draw:text-style-name="P14" draw:layer="layout" svg:width="1.905cm" svg:height="3.429cm" svg:x="14.843cm" svg:y="8.239cm">
          <text:p text:style-name="P1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2.032cm" svg:height="1.143cm" svg:x="11.795cm" svg:y="10.779cm">
          <text:p text:style-name="P1"><text:span text:style-name="T2">libc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4.843cm" svg:y1="11.033cm" svg:x2="13.7cm" svg:y2="11.414cm">
          <text:p/>
        </draw:line>
        <draw:line draw:style-name="gr6" draw:text-style-name="P3" draw:layer="layout" svg:x1="12.811cm" svg:y1="11.922cm" svg:x2="12.557cm" svg:y2="12.684cm">
          <text:p/>
        </draw:line>
        <draw:line draw:style-name="gr6" draw:text-style-name="P3" draw:layer="layout" svg:x1="7.223cm" svg:y1="13.065cm" svg:x2="5.826cm" svg:y2="12.303cm">
          <text:p/>
        </draw:line>
        <draw:custom-shape draw:style-name="gr22" draw:text-style-name="P13" draw:layer="layout" svg:width="1.27cm" svg:height="0.635cm" svg:x="5.064cm" svg:y="6.715cm">
          <text:p text:style-name="P1"><text:span text:style-name="T2">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2.286cm" svg:height="1.143cm" svg:x="4.302cm" svg:y="14.843cm">
          <text:p text:style-name="P1"><text:span text:style-name="T3">parse(js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064cm" svg:y1="12.557cm" svg:x2="5.445cm" svg:y2="14.843cm">
          <text:p/>
        </draw:line>
        <draw:line draw:style-name="gr6" draw:text-style-name="P3" draw:layer="layout" svg:x1="6.588cm" svg:y1="15.478cm" svg:x2="7.604cm" svg:y2="15.478cm">
          <text:p/>
        </draw:line>
        <draw:custom-shape draw:style-name="gr27" draw:text-style-name="P8" draw:layer="layout" svg:width="2.159cm" svg:height="1.016cm" svg:x="7.604cm" svg:y="14.97cm">
          <text:p text:style-name="P1"><text:span text:style-name="T2">bui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763cm" svg:y1="15.478cm" svg:x2="12.049cm" svg:y2="15.732cm">
          <text:p/>
        </draw:line>
        <draw:custom-shape draw:style-name="gr20" draw:text-style-name="P11" draw:layer="layout" svg:width="2.17cm" svg:height="1.042cm" svg:x="12.038cm" svg:y="15.224cm">
          <text:p text:style-name="P8"><text:span text:style-name="T2">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40:40.178210755</meta:creation-date>
    <dc:date>2017-10-23T18:26:59.605916571</dc:date>
    <meta:editing-duration>PT11M14S</meta:editing-duration>
    <meta:editing-cycles>1</meta:editing-cycles>
    <meta:document-statistic meta:object-count="47"/>
    <meta:generator>LibreOffice/5.0.6.2$Linux_X86_64 LibreOffice_project/00$Build-2</meta:generator>
  </office:meta>
</office:document-meta>
</file>